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4D00000140DA42800F.png"/>
  <manifest:file-entry manifest:media-type="image/png" manifest:full-path="Pictures/100002010000014D00000140BDC4762B.png"/>
  <manifest:file-entry manifest:media-type="image/png" manifest:full-path="Pictures/100002010000014D000001402BC23B7C.png"/>
  <manifest:file-entry manifest:media-type="image/png" manifest:full-path="Pictures/100002010000014D0000014025BE2754.png"/>
  <manifest:file-entry manifest:media-type="image/png" manifest:full-path="Pictures/100002010000014D000001405C606B07.png"/>
  <manifest:file-entry manifest:media-type="image/png" manifest:full-path="Pictures/100002010000014D0000014097F00EBA.png"/>
  <manifest:file-entry manifest:media-type="image/png" manifest:full-path="Pictures/100002010000014D000001400D32C412.png"/>
  <manifest:file-entry manifest:media-type="image/png" manifest:full-path="Pictures/100002010000014D00000140F2AD89C3.png"/>
  <manifest:file-entry manifest:media-type="image/png" manifest:full-path="Pictures/100002010000014D000001409385CA4F.png"/>
  <manifest:file-entry manifest:media-type="image/png" manifest:full-path="Pictures/100002010000014D000001408C53DB9E.png"/>
  <manifest:file-entry manifest:media-type="image/png" manifest:full-path="Pictures/100002010000014D00000140FED88687.png"/>
  <manifest:file-entry manifest:media-type="image/png" manifest:full-path="Pictures/100002010000014D000001403CE700ED.png"/>
  <manifest:file-entry manifest:media-type="image/png" manifest:full-path="Pictures/100002010000014D000001409C1F35D0.png"/>
  <manifest:file-entry manifest:media-type="image/png" manifest:full-path="Pictures/100002010000014D00000140C4731F73.png"/>
  <manifest:file-entry manifest:media-type="image/png" manifest:full-path="Pictures/100002010000014D00000140B8E911CF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55cm"/>
    </style:style>
    <style:style style:name="gr3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36pt" style:font-size-asian="36pt" style:font-size-complex="36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40pt" style:font-size-asian="40pt" style:font-size-complex="40pt"/>
    </style:style>
    <style:style style:name="T1" style:family="text">
      <style:text-properties fo:font-family="'Times New Roman'" style:font-style-name="Italic" style:font-family-generic="roman" style:font-pitch="variable" fo:font-size="36pt" style:font-size-asian="36pt" style:font-size-complex="36pt"/>
    </style:style>
    <style:style style:name="T2" style:family="text">
      <style:text-properties fo:font-family="'Times New Roman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9.754cm" svg:x="1.415cm" svg:y="23.663cm">
          <draw:image xlink:href="Pictures/100002010000014D000001400D32C412.png" xlink:type="simple" xlink:show="embed" xlink:actuate="onLoad">
            <text:p/>
          </draw:image>
        </draw:frame>
        <draw:frame draw:style-name="gr1" draw:text-style-name="P1" draw:layer="layout" svg:width="10.16cm" svg:height="9.754cm" svg:x="1.415cm" svg:y="13.437cm">
          <draw:image xlink:href="Pictures/100002010000014D00000140B8E911CF.png" xlink:type="simple" xlink:show="embed" xlink:actuate="onLoad">
            <text:p/>
          </draw:image>
        </draw:frame>
        <draw:frame draw:style-name="gr2" draw:text-style-name="P2" draw:layer="layout" svg:width="10.541cm" svg:height="1.905cm" draw:transform="rotate (1.5707963267946) translate (0.454cm 23.593cm)">
          <draw:text-box>
            <text:p text:style-name="P2"><text:span text:style-name="T1">Original labels</text:span></text:p>
          </draw:text-box>
        </draw:frame>
        <draw:frame draw:style-name="gr2" draw:text-style-name="P2" draw:layer="layout" svg:width="10.541cm" svg:height="1.905cm" draw:transform="rotate (1.5707963267946) translate (0.581cm 33.869cm)">
          <draw:text-box>
            <text:p text:style-name="P2"><text:span text:style-name="T1">MALF labels</text:span></text:p>
          </draw:text-box>
        </draw:frame>
        <draw:frame draw:style-name="gr3" draw:text-style-name="P3" draw:layer="layout" svg:width="10.033cm" svg:height="1.901cm" svg:x="1.26cm" svg:y="0.767cm">
          <draw:text-box>
            <text:p text:style-name="P3"><text:span text:style-name="T2">CUMC12</text:span></text:p>
          </draw:text-box>
        </draw:frame>
        <draw:frame draw:style-name="gr3" draw:text-style-name="P3" draw:layer="layout" svg:width="10.033cm" svg:height="1.901cm" svg:x="11.305cm" svg:y="0.767cm">
          <draw:text-box>
            <text:p text:style-name="P3"><text:span text:style-name="T2">IBSR18</text:span></text:p>
          </draw:text-box>
        </draw:frame>
        <draw:frame draw:style-name="gr3" draw:text-style-name="P3" draw:layer="layout" svg:width="10.033cm" svg:height="1.901cm" svg:x="21.349cm" svg:y="0.767cm">
          <draw:text-box>
            <text:p text:style-name="P3"><text:span text:style-name="T2">LPBA40</text:span></text:p>
          </draw:text-box>
        </draw:frame>
        <draw:frame draw:style-name="gr3" draw:text-style-name="P3" draw:layer="layout" svg:width="10.033cm" svg:height="1.901cm" svg:x="31.394cm" svg:y="0.767cm">
          <draw:text-box>
            <text:p text:style-name="P3"><text:span text:style-name="T2">MGH10</text:span></text:p>
          </draw:text-box>
        </draw:frame>
        <draw:frame draw:style-name="gr3" draw:text-style-name="P3" draw:layer="layout" svg:width="10.033cm" svg:height="1.901cm" svg:x="41.438cm" svg:y="0.767cm">
          <draw:text-box>
            <text:p text:style-name="P3"><text:span text:style-name="T2">MAL35</text:span></text:p>
          </draw:text-box>
        </draw:frame>
        <draw:frame draw:style-name="gr1" draw:text-style-name="P1" draw:layer="layout" svg:width="10.16cm" svg:height="9.754cm" svg:x="21.603cm" svg:y="3.327cm">
          <draw:image xlink:href="Pictures/100002010000014D000001409C1F35D0.png" xlink:type="simple" xlink:show="embed" xlink:actuate="onLoad">
            <text:p/>
          </draw:image>
        </draw:frame>
        <draw:frame draw:style-name="gr1" draw:text-style-name="P1" draw:layer="layout" svg:width="10.16cm" svg:height="9.754cm" svg:x="21.603cm" svg:y="13.411cm">
          <draw:image xlink:href="Pictures/100002010000014D00000140FED88687.png" xlink:type="simple" xlink:show="embed" xlink:actuate="onLoad">
            <text:p/>
          </draw:image>
        </draw:frame>
        <draw:frame draw:style-name="gr1" draw:text-style-name="P1" draw:layer="layout" svg:width="10.16cm" svg:height="9.754cm" svg:x="21.603cm" svg:y="23.495cm">
          <draw:image xlink:href="Pictures/100002010000014D0000014097F00EBA.png" xlink:type="simple" xlink:show="embed" xlink:actuate="onLoad">
            <text:p/>
          </draw:image>
        </draw:frame>
        <draw:frame draw:style-name="gr1" draw:text-style-name="P1" draw:layer="layout" svg:width="10.16cm" svg:height="9.754cm" svg:x="1.415cm" svg:y="3.21cm">
          <draw:image xlink:href="Pictures/100002010000014D000001403CE700ED.png" xlink:type="simple" xlink:show="embed" xlink:actuate="onLoad">
            <text:p/>
          </draw:image>
        </draw:frame>
        <draw:frame draw:style-name="gr1" draw:text-style-name="P1" draw:layer="layout" svg:width="10.16cm" svg:height="9.754cm" svg:x="11.366cm" svg:y="3.302cm">
          <draw:image xlink:href="Pictures/100002010000014D000001408C53DB9E.png" xlink:type="simple" xlink:show="embed" xlink:actuate="onLoad">
            <text:p/>
          </draw:image>
        </draw:frame>
        <draw:frame draw:style-name="gr1" draw:text-style-name="P1" draw:layer="layout" svg:width="10.16cm" svg:height="9.754cm" svg:x="11.366cm" svg:y="13.589cm">
          <draw:image xlink:href="Pictures/100002010000014D00000140C4731F73.png" xlink:type="simple" xlink:show="embed" xlink:actuate="onLoad">
            <text:p/>
          </draw:image>
        </draw:frame>
        <draw:frame draw:style-name="gr1" draw:text-style-name="P1" draw:layer="layout" svg:width="10.16cm" svg:height="9.754cm" svg:x="11.366cm" svg:y="23.774cm">
          <draw:image xlink:href="Pictures/100002010000014D000001409385CA4F.png" xlink:type="simple" xlink:show="embed" xlink:actuate="onLoad">
            <text:p/>
          </draw:image>
        </draw:frame>
        <draw:frame draw:style-name="gr1" draw:text-style-name="P1" draw:layer="layout" svg:width="10.16cm" svg:height="9.754cm" svg:x="31.538cm" svg:y="3.323cm">
          <draw:image xlink:href="Pictures/100002010000014D00000140F2AD89C3.png" xlink:type="simple" xlink:show="embed" xlink:actuate="onLoad">
            <text:p/>
          </draw:image>
        </draw:frame>
        <draw:frame draw:style-name="gr1" draw:text-style-name="P1" draw:layer="layout" svg:width="10.16cm" svg:height="9.703cm" svg:x="31.538cm" svg:y="13.447cm">
          <draw:image xlink:href="Pictures/100002010000014D000001405C606B07.png" xlink:type="simple" xlink:show="embed" xlink:actuate="onLoad">
            <text:p/>
          </draw:image>
        </draw:frame>
        <draw:frame draw:style-name="gr1" draw:text-style-name="P1" draw:layer="layout" svg:width="10.16cm" svg:height="9.754cm" svg:x="31.538cm" svg:y="23.52cm">
          <draw:image xlink:href="Pictures/100002010000014D0000014025BE2754.png" xlink:type="simple" xlink:show="embed" xlink:actuate="onLoad">
            <text:p/>
          </draw:image>
        </draw:frame>
        <draw:frame draw:style-name="gr1" draw:text-style-name="P1" draw:layer="layout" svg:width="10.16cm" svg:height="9.754cm" svg:x="41.556cm" svg:y="3.102cm">
          <draw:image xlink:href="Pictures/100002010000014D00000140BDC4762B.png" xlink:type="simple" xlink:show="embed" xlink:actuate="onLoad">
            <text:p/>
          </draw:image>
        </draw:frame>
        <draw:frame draw:style-name="gr1" draw:text-style-name="P1" draw:layer="layout" svg:width="10.16cm" svg:height="9.754cm" svg:x="41.556cm" svg:y="12.979cm">
          <draw:image xlink:href="Pictures/100002010000014D00000140DA42800F.png" xlink:type="simple" xlink:show="embed" xlink:actuate="onLoad">
            <text:p/>
          </draw:image>
        </draw:frame>
        <draw:frame draw:style-name="gr1" draw:text-style-name="P1" draw:layer="layout" svg:width="10.16cm" svg:height="9.754cm" svg:x="41.556cm" svg:y="23.393cm">
          <draw:image xlink:href="Pictures/100002010000014D000001402BC23B7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3.34cm" fo:page-height="35.56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 Tustison</meta:initial-creator>
    <meta:creation-date>2013-10-15T20:56:07</meta:creation-date>
    <dc:date>2013-10-15T21:43:15</dc:date>
    <dc:creator>Nick Tustison</dc:creator>
    <meta:editing-duration>PT16M48S</meta:editing-duration>
    <meta:editing-cycles>2</meta:editing-cycles>
    <meta:generator>OpenOffice/4.0.1$Unix OpenOffice.org_project/401m5$Build-9714</meta:generator>
    <meta:document-statistic meta:object-count="22"/>
  </office:meta>
</office:document-meta>
</file>